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cda8" officeooo:paragraph-rsid="0018cda8"/>
    </style:style>
    <style:style style:name="P2" style:family="paragraph" style:parent-style-name="Standard" style:list-style-name="L1">
      <style:text-properties officeooo:rsid="0018cda8" officeooo:paragraph-rsid="0018cda8"/>
    </style:style>
    <style:style style:name="P3" style:family="paragraph" style:parent-style-name="Standard" style:list-style-name="L2">
      <style:text-properties officeooo:rsid="0018cda8" officeooo:paragraph-rsid="0018cda8"/>
    </style:style>
    <style:style style:name="P4" style:family="paragraph" style:parent-style-name="Standard" style:list-style-name="L2">
      <style:text-properties officeooo:rsid="001a290e" officeooo:paragraph-rsid="001a290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quirements:</text:span><text:line-break/>User Requirements:</text:p>
      <text:list text:style-name="L1">
        <text:list-item>
          <text:p text:style-name="P2">Users need to be able to log in and find advice on how to deal with extreme weather conditions</text:p>
        </text:list-item>
        <text:list-item>
          <text:p text:style-name="P2">Provide users with advice on environmental health conditions and seasonal allergies</text:p>
        </text:list-item>
        <text:list-item>
          <text:p text:style-name="P2">Provide users with health assessments for home environments</text:p>
        </text:list-item>
      </text:list>
      <text:p text:style-name="P1"/>
      <text:p text:style-name="P1">System Requirements:</text:p>
      <text:list text:style-name="L2">
        <text:list-item>
          <text:p text:style-name="P3">Login/Sign up page</text:p>
        </text:list-item>
        <text:list-item>
          <text:p text:style-name="P3">Weather API for accessing weather information</text:p>
        </text:list-item>
        <text:list-item>
          <text:p text:style-name="P4">Access the user’s location for personalised health advic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2:01:04.097237655</meta:creation-date>
    <dc:date>2025-09-19T12:05:15.742128289</dc:date>
    <meta:editing-duration>PT4M12S</meta:editing-duration>
    <meta:editing-cycles>2</meta:editing-cycles>
    <meta:generator>LibreOffice/25.2.6.2$Linux_X86_64 LibreOffice_project/0b720ef5e7394b1db407719d7da75840109af140</meta:generator>
    <meta:document-statistic meta:table-count="0" meta:image-count="0" meta:object-count="0" meta:page-count="1" meta:paragraph-count="8" meta:word-count="66" meta:character-count="414" meta:non-whitespace-character-count="362"/>
  </office:meta>
</office:document-meta>
</file>